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Variables</text:p>
          </table:table-cell>
          <table:table-cell office:value-type="string" calcext:value-type="string">
            <text:p>Data Typ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MIT_BAL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Y_0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Y_2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Y_3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Y_4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Y_5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Y_6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_AMT1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_AMT2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L_AMT3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_AMT4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_AMT5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_AMT6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Y_AMT1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Y_AMT2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Y_AMT3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Y_AMT4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Y_AMT5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Y_AMT6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fault_payment_next_month</text:p>
          </table:table-cell>
          <table:table-cell office:value-type="string" calcext:value-type="string">
            <text:p>Inte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4:29:51.653937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22T17:39:21.802670357</dc:date>
    <meta:editing-duration>PT2H59M28S</meta:editing-duration>
    <meta:editing-cycles>1</meta:editing-cycles>
    <meta:document-statistic meta:table-count="1" meta:cell-count="77" meta:object-count="0"/>
  </office:meta>
</office:document-meta>
</file>